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Noto Sans Regular5" svg:font-family="'Noto Sans Regular'" style:font-adornments="Обычный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>Дневник Расходов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Куреннова Алин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Введение</text:p>
          </draw:text-box>
        </draw:frame>
        <draw:frame draw:style-name="gr2" draw:text-style-name="P5" draw:layer="layout" svg:width="21.5cm" svg:height="4.172cm" svg:x="1cm" svg:y="4.5cm">
          <draw:text-box>
            <text:p>Идея проекта: создание программы, которая способна считать расходы по месяцам. Проект создан для помощи людям, которым важно вести учёт расходов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Описание реализации</text:p>
          </draw:text-box>
        </draw:frame>
        <draw:frame draw:style-name="gr2" draw:text-style-name="P5" draw:layer="layout" svg:width="21.617cm" svg:height="8cm" svg:x="1.383cm" svg:y="4.5cm">
          <draw:text-box>
            <text:p>Основой проекта является библиотека flask, а также модули, связанные с ней. В основном я задействовала flask_login для реализации регистрации пользователей, flask_wtf и wtform для реализации кнопок, sqlalchemy для создания таблиц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Заключение</text:p>
          </draw:text-box>
        </draw:frame>
        <draw:frame presentation:style-name="pr8" draw:layer="layout" svg:width="25cm" svg:height="9.5cm" svg:x="0.5cm" svg:y="4.5cm" presentation:class="outline" presentation:user-transformed="true">
          <draw:text-box>
            <text:list text:style-name="L3">
              <text:list-header>
                <text:p>Программа работает как надо, все получилось. Но хотелось бы добавить красивое оформление, а также возможность подсчета расходов за год и деление по категориям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Noto Sans Regular5" svg:font-family="'Noto Sans Regular'" style:font-adornments="Обычный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Regular5" fo:font-family="'Noto Sans Regular'" style:font-style-name="Обычный" style:font-family-generic="swiss" fo:font-size="2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16:04:44.760000000</meta:creation-date>
    <meta:editing-duration>PT40M11S</meta:editing-duration>
    <meta:editing-cycles>2</meta:editing-cycles>
    <meta:generator>LibreOffice/7.1.2.2$Windows_X86_64 LibreOffice_project/8a45595d069ef5570103caea1b71cc9d82b2aae4</meta:generator>
    <dc:title>Impress</dc:title>
    <dc:date>2022-04-25T17:08:20.800000000</dc:date>
    <meta:document-statistic meta:object-count="50"/>
  </office:meta>
</office:document-meta>
</file>